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TCPCacheFactory.createListener( ILateralCacheAttributes lac , ICompositeCacheManager cacheMg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ateralTCPCacheFactory.createCache( AuxiliaryCacheAttributes iaca , ICompositeCacheManager cacheMgr , ICacheEventLogger cacheEventLogger , IElementSerializer elementSerializ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LateralTCPCacheFactory.createDiscoveryService( ITCPLateralCacheAttributes lac , LateralCacheNoWaitFacade lcnwf , ICompositeCacheManager cacheMgr , ICacheEventLogger cacheEventLogger , IElementSerializer elementSerializ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